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10000026BF8BD109B159A0980.png" manifest:media-type="image/png"/>
  <manifest:file-entry manifest:full-path="Pictures/1000653A0000458300003FF4A03D6F0FF7D53CBB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1.844cm" svg:height="20.097cm" svg:x="3.048cm" svg:y="0.401cm">
          <draw:image xlink:href="Pictures/1000653A0000458300003FF4A03D6F0FF7D53CBB.svg" xlink:type="simple" xlink:show="embed" xlink:actuate="onLoad">
            <text:p/>
          </draw:image>
          <draw:image xlink:href="Pictures/10000201000002A10000026BF8BD109B159A0980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5T12:49:32.753491774</meta:creation-date>
    <dc:date>2017-08-05T13:06:13.986523119</dc:date>
    <meta:editing-duration>PT6M31S</meta:editing-duration>
    <meta:editing-cycles>1</meta:editing-cycles>
    <meta:document-statistic meta:object-count="24"/>
    <meta:generator>LibreOffice/5.1.2.2$Linux_X86_64 LibreOffice_project/10m0$Build-2</meta:generator>
  </office:meta>
</office:document-meta>
</file>